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61483928603952448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51457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8"/>
              <text:p text:style-name="P34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511171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512257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199755795972655769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596430201381049287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593208834788084277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435414904457739507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611465952283027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312871848908121879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132750440002038899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  <text:p text:style-name="P3"/>
      <text:p text:style-name="P3">Wed Feb 27, 2019 <text:s/><text:span text:style-name="T2">6.1 miles </text:span>on a Wise Center Treadmill </text:p>
      <text:p text:style-name="P4">Warmup: <text:span text:style-name="T3">1.6 miles including 1.5 miles at 8:50/mile, rest 4:00</text:span></text:p>
      <text:p text:style-name="P3"><text:span text:style-name="T2">Run:</text:span> 8 x 0.2 miles with a 0.3 mile jog before each run, each 0.2 mile run took 83 s, or 6:54/mile pace. <text:s/>Pulse after first run: 149, pulse after 8th run: 156, <text:s text:c="2"/></text:p>
      <text:p text:style-name="P3">The 0.3 mile jogs were at about 12:00/mile pace <text:s/></text:p>
      <text:p text:style-name="P3"><text:span text:style-name="T2">Warm down:</text:span> ½ mile in about 5:00.</text:p>
      <text:p text:style-name="P3"/>
      <text:p text:style-name="P3">Thur Feb 28, 2019<text:span text:style-name="T10"> <text:s/></text:span><text:span text:style-name="T11">4.75 miles,</text:span><text:span text:style-name="T10"> <text:s/>I ran 4.5 miles with Tiffany Hrach on the Wise Center indoor track including 5 x ½ mile with a ¼ mile jog after each run. <text:s/>Times for runs: 4:30, 4:28, 4:31, 4:28, 4:22, <text:s/>Times for jogs about 3:00. <text:s/>We walked ¼ mile to warm down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8T11:29:43.39</dc:date>
    <dc:creator>James  Lombardi</dc:creator>
    <meta:editing-duration>P7DT18H16M21S</meta:editing-duration>
    <meta:editing-cycles>699</meta:editing-cycles>
    <meta:generator>OpenOffice/4.1.2$Win32 OpenOffice.org_project/412m3$Build-9782</meta:generator>
    <meta:document-statistic meta:table-count="0" meta:image-count="0" meta:object-count="0" meta:page-count="21" meta:paragraph-count="571" meta:word-count="7473" meta:character-count="37289"/>
  </office:meta>
</office:document-meta>
</file>